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bold" officeooo:paragraph-rsid="005ffce4" style:font-weight-asian="bold" style:font-weight-complex="bold"/>
    </style:style>
    <style:style style:name="P7" style:family="paragraph" style:parent-style-name="Preformatted_20_Text">
      <style:text-properties fo:font-weight="bold" officeooo:rsid="0028b8a0" officeooo:paragraph-rsid="0028b8a0" style:font-weight-asian="bold" style:font-weight-complex="bold"/>
    </style:style>
    <style:style style:name="P8" style:family="paragraph" style:parent-style-name="Preformatted_20_Text">
      <style:text-properties fo:font-weight="bold" officeooo:rsid="0028b8a0" officeooo:paragraph-rsid="0067a610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10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3" style:family="paragraph" style:parent-style-name="Preformatted_20_Text">
      <style:text-properties officeooo:paragraph-rsid="0028b8a0"/>
    </style:style>
    <style:style style:name="P14" style:family="paragraph" style:parent-style-name="Preformatted_20_Text">
      <style:text-properties officeooo:rsid="0047394e" officeooo:paragraph-rsid="0047394e"/>
    </style:style>
    <style:style style:name="P15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b8a0" style:font-weight-asian="bold" style:font-weight-complex="bold"/>
    </style:style>
    <style:style style:name="T4" style:family="text">
      <style:text-properties fo:font-weight="bold" officeooo:rsid="0029f66c" style:font-weight-asian="bold" style:font-weight-complex="bold"/>
    </style:style>
    <style:style style:name="T5" style:family="text">
      <style:text-properties fo:font-weight="bold" officeooo:rsid="002eb5a0" style:font-weight-asian="bold" style:font-weight-complex="bold"/>
    </style:style>
    <style:style style:name="T6" style:family="text">
      <style:text-properties fo:font-weight="bold" officeooo:rsid="004bd810" style:font-weight-asian="bold" style:font-weight-complex="bold"/>
    </style:style>
    <style:style style:name="T7" style:family="text">
      <style:text-properties fo:font-weight="bold" officeooo:rsid="005ffce4" style:font-weight-asian="bold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officeooo:rsid="0022e60a"/>
    </style:style>
    <style:style style:name="T11" style:family="text">
      <style:text-properties officeooo:rsid="002eb5a0"/>
    </style:style>
    <style:style style:name="T12" style:family="text">
      <style:text-properties officeooo:rsid="00540343"/>
    </style:style>
    <style:style style:name="T13" style:family="text">
      <style:text-properties officeooo:rsid="005762cb"/>
    </style:style>
    <style:style style:name="T14" style:family="text">
      <style:text-properties officeooo:rsid="006402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vorak² no-dead-keys <text:s/>₍₁₂ ₁₂ ₁₂ ₈₎</text:h>
      <text:p text:style-name="P11"><text:span text:style-name="T9">_LTR</text:span><text:span text:style-name="T8"> (LeTteRs, standard Dvorak) <text:s/></text:span><text:s text:c="3"/></text:p>
      <text:p text:style-name="P1">Esc <text:s text:c="6"/>'" <text:s text:c="3"/>,&lt; <text:s text:c="3"/>.&gt; <text:s text:c="3"/>pP <text:s text:c="3"/>yY <text:s text:c="3"/>| fF <text:s text:c="3"/>gG <text:s text:c="3"/>cC <text:s text:c="3"/>rR <text:s text:c="3"/>lL <text:s text:c="8"/>Bksp</text:p>
      <text:p text:style-name="P1">Tab+LCtl <text:s/>aA <text:s text:c="3"/>oO <text:s text:c="3"/>eE <text:s text:c="3"/>uU <text:s text:c="3"/>iI <text:s text:c="3"/>| dD <text:s text:c="3"/>hH <text:s text:c="3"/>tT <text:s text:c="3"/>nN <text:s text:c="3"/>sS <text:s text:c="10"/>-_</text:p>
      <text:p text:style-name="P1">LSht+_PAD ;: <text:s text:c="3"/>qQ <text:s text:c="3"/>jJ <text:s text:c="3"/>kK <text:s text:c="3"/>xX <text:s text:c="3"/>| bB <text:s text:c="3"/>mM <text:s text:c="3"/>wW <text:s text:c="3"/>vV <text:s text:c="3"/>zZ <text:s text:c="3"/>RSht+_FUN</text:p>
      <text:p text:style-name="P1">-------------------------------------------------------------------------------</text:p>
      <text:p text:style-name="P1">Left+LAlt Del;_ACC _NSY(_DRA) <text:s/>Enter+_MOV| Space <text:s/>_NSY(_DRA) LGUI <text:s text:c="3"/>Right;_RAR</text:p>
      <text:p text:style-name="P1"><text:s text:c="10"/>hold <text:s text:c="4"/>hold₍₂₎ <text:s text:c="4"/>hold <text:s text:c="5"/>| <text:s text:c="7"/>hold₍₂₎ <text:s text:c="3"/>hold <text:s text:c="3"/>hold </text:p>
      <text:p text:style-name="P14">##################################################################################</text:p>
      <text:p text:style-name="P9"><text:span text:style-name="T2">_NSY</text:span> (Numbers and SYmbols)</text:p>
      <text:p text:style-name="Preformatted_20_Text"><text:span text:style-name="T2"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1">LGUI</text:span> <text:s text:c="4"/>Right+RAlt</text:p>
      <text:p text:style-name="P14">##################################################################################</text:p>
      <text:p text:style-name="P11"><text:span text:style-name="T9">_FUN</text:span><text:span text:style-name="T8"> (F-keys, Layer access, Set BASE key direction)</text:span></text:p>
      <text:p text:style-name="P2">BASE: NUMS: FUN&lt; <text:s/>_MOV <text:s/>_RAR <text:s/>_PAD <text:s/>| ACCE: DRAW: xxx <text:s text:c="2"/>xxx <text:s text:c="2"/>xxx <text:s text:c="2"/>!Descr</text:p>
      <text:p text:style-name="P2">LCtl <text:s/>F1 <text:s text:c="3"/>F2 <text:s text:c="3"/>F3 <text:s text:c="3"/>F4 <text:s text:c="3"/>F5 <text:s text:c="3"/>| F6 <text:s text:c="3"/>F7 <text:s text:c="3"/>F8 <text:s text:c="3"/>F9 <text:s text:c="3"/>F10 <text:s text:c="4"/>RCtl </text:p>
      <text:p text:style-name="P2">LSft <text:s/>F11 <text:s text:c="2"/>F12 <text:s text:c="2"/>F13 <text:s text:c="2"/>F14 <text:s text:c="2"/>F15 <text:s text:c="2"/>| F16 <text:s text:c="2"/>F17 <text:s text:c="2"/>F18 <text:s text:c="2"/>F19 <text:s text:c="2"/>F20 <text:s text:c="2"/>-*RSft</text:p>
      <text:p text:style-name="P2">--------------------------------------------------------</text:p>
      <text:p text:style-name="P2">LAlt <text:s/>LCtl&amp; <text:s/>LCtl&amp; <text:s/>LSft&amp; <text:s/>| +LCtl&amp;LSft xxx <text:s/>LGUI <text:s text:c="2"/>RAlt</text:p>
      <text:p text:style-name="P2"><text:s text:c="6"/>LSft <text:s text:c="2"/>LAlt <text:s text:c="2"/>LAlt <text:s text:c="2"/>| &amp;LAlt</text:p>
      <text:p text:style-name="P14">##################################################################################</text:p>
      <text:p text:style-name="P9"><text:span text:style-name="T2">_MOV</text:span> (MOVement, mouse movement on <text:span text:style-name="T14">right</text:span>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*- 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2">LAlt <text:s/>Del <text:s text:c="2"/>Ent <text:s text:c="2"/>___ </text:span><text:span text:style-name="T1">|</text:span><text:span text:style-name="T2"> PgUp <text:s/>PgDn <text:s/></text:span><text:span text:style-name="T5">L</text:span><text:span text:style-name="T4">GUI</text:span><text:span text:style-name="T2"> <text:s text:c="2"/>RAlt</text:span></text:p>
      <text:p text:style-name="P14">##################################################################################</text:p>
      <text:p text:style-name="P9"><text:span text:style-name="T2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6">P <text:s text:c="4"/>Power• Wake• Sleep• Pause• ScrLk | PrtSc xxx <text:s text:c="2"/>Vol+ <text:s/>Vol- <text:s/>Mute <text:s text:c="2"/>CapL</text:p>
      <text:p text:style-name="P6">Ü <text:s text:c="4"/>uLNX <text:s text:c="2"/>uBSD <text:s/>uOSX <text:s text:c="2"/>uWIN <text:s text:c="2"/>uWNC <text:s/>| xxx <text:s text:c="2"/>xxx <text:s text:c="2"/>xxx <text:s text:c="2"/>xxx <text:s text:c="2"/>Insert <text:s/>APP</text:p>
      <text:p text:style-name="P1">------------------------------------------------</text:p>
      <text:p text:style-name="P1">MLed <text:s/>SLeds RGUI <text:s/>xxx <text:s/>| RSft(•) xxx <text:s text:c="2"/>LGUI <text:s/>___</text:p>
      <text:p text:style-name="P4">##################################################################################</text:p>
      <text:p text:style-name="P10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12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9"><text:span text:style-name="T2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13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2">LAlt <text:s/>___ <text:s/></text:span><text:span text:style-name="T5">R</text:span><text:span text:style-name="T2">GUI <text:s/>Ent <text:s/></text:span><text:span text:style-name="T1">|</text:span><text:span text:style-name="T2"> Spc <text:s text:c="2"/></text:span><text:span text:style-name="T4">xxx </text:span><text:span text:style-name="T2"><text:s text:c="2"/></text:span><text:span text:style-name="T5">L</text:span><text:span text:style-name="T4">GUI</text:span><text:span text:style-name="T2"> <text:s text:c="2"/></text:span><text:span text:style-name="T6">xxx</text:span></text:p>
      <text:p text:style-name="P3">##################################################################################</text:p>
      <text:p text:style-name="P9">Layer _DRA (DRAwings, whatever else)</text:p>
      <text:p text:style-name="P13"><text:span text:style-name="T3">BASE <text:s/>„“ <text:s text:c="3"/>” <text:s text:c="4"/>¤£ <text:s text:c="3"/>∅¢ <text:s text:c="3"/>±ƒ <text:s text:c="3"/>| ❦♥ <text:s text:c="2"/>:</text:span><text:span text:style-name="T7">)(:</text:span><text:span text:style-name="T3"> <text:s text:c="2"/>👍👎 <text:s text:c="3"/>⁽₍ <text:s text:c="3"/>⁾₎ <text:s text:c="4"/>Bspc¹</text:span></text:p>
      <text:p text:style-name="P7">LCtl <text:s/>¹₁ <text:s text:c="3"/>²₂ <text:s text:c="3"/>³₃ <text:s text:c="3"/>⁴₄ <text:s text:c="3"/>⁵₅ <text:s text:c="3"/>| ⁶₆ <text:s text:c="3"/>⁷₇ <text:s text:c="3"/>⁸₈ <text:s text:c="4"/>⁹₉ <text:s text:c="3"/>⁰₀ <text:s text:c="4"/>RCtl</text:p>
      <text:p text:style-name="P8">LSft 「─ <text:s text:c="3"/>」━ <text:s text:c="2"/>°〇 <text:s text:c="2"/>•§ <text:s text:c="3"/>…· <text:s text:c="3"/>| ⮘⮙ <text:s text:c="2"/>⮚⮛ <text:s text:c="3"/>¿¡ <text:s text:c="3"/>《┄ <text:s text:c="3"/>》┅ <text:s text:c="2"/>RSft</text:p>
      <text:p text:style-name="P7">----------------------------------------------</text:p>
      <text:p text:style-name="P7">LAlt Del <text:s text:c="2"/>___ <text:s text:c="2"/>Ent <text:s/>| Spc <text:s text:c="2"/>___ <text:s text:c="2"/>LGUI <text:s/>RGUI</text:p>
      <text:p text:style-name="P12">User reference. ⁽¹⁾ <text:span text:style-name="T10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6T17:01:24.585217804</dc:date>
    <meta:editing-duration>PT6H45M19S</meta:editing-duration>
    <meta:editing-cycles>67</meta:editing-cycles>
    <meta:generator>LibreOffice/6.1.5.2$Linux_X86_64 LibreOffice_project/10$Build-2</meta:generator>
    <meta:print-date>2020-01-26T14:42:40.453746398</meta:print-date>
    <meta:document-statistic meta:table-count="0" meta:image-count="0" meta:object-count="0" meta:page-count="1" meta:paragraph-count="58" meta:word-count="502" meta:character-count="3724" meta:non-whitespace-character-count="2565"/>
  </office:meta>
</office:document-meta>
</file>